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7.429cm" svg:height="10.306cm" svg:x="11.702cm" svg:y="0.292cm">
            <draw:object draw:notify-on-update-of-ranges="Sheet1.B1:Sheet1.B1 Sheet1.B2:Sheet1.B22 Sheet1.C1:Sheet1.C1 Sheet1.C2:Sheet1.C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41cm" svg:height="9.695cm" svg:x="29.736cm" svg:y="0.558cm">
            <draw:object draw:notify-on-update-of-ranges="Sheet1.D1:Sheet1.D1 Sheet1.D2:Sheet1.D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ce1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Rel. Moisture %</text:p>
          </table:table-cell>
          <table:table-cell office:value-type="string" calcext:value-type="string">
            <text:p>Rel. Temperature C</text:p>
          </table:table-cell>
          <table:table-cell office:value-type="string" calcext:value-type="string">
            <text:p>Soil Moisture %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1T18:09:39.003536276</meta:creation-date>
    <dc:date>2024-04-21T18:22:52.700688576</dc:date>
    <meta:editing-duration>PT13M14S</meta:editing-duration>
    <meta:editing-cycles>1</meta:editing-cycles>
    <meta:document-statistic meta:table-count="1" meta:cell-count="88" meta:object-count="2"/>
    <meta:generator>LibreOffice/7.6.5.2$Linux_X86_64 LibreOffice_project/6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a5d6ff" draw:fill-color="#a5d6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7b72" draw:fill-color="#ff7b72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43cm" svg:height="10.307cm" xlink:href=".." xlink:type="simple" chart:class="chart:line" chart:style-name="ch1">
        <chart:title svg:x="4.028cm" svg:y="0.342cm" chart:style-name="ch2">
          <text:p>Relative Temperature and Humidity Over Time</text:p>
        </chart:title>
        <chart:legend chart:legend-position="top" svg:x="4.855cm" svg:y="1.306cm" style:legend-expansion="wide" chart:style-name="ch3"/>
        <chart:plot-area chart:style-name="ch4" table:cell-range-address="Sheet1.B1:Sheet1.C22" chart:data-source-has-labels="row" svg:x="0.348cm" svg:y="2.11cm" svg:width="16.734cm" svg:height="7.01cm">
          <chart:coordinate-region svg:x="0.969cm" svg:y="2.309cm" svg:width="16.113cm" svg:height="6.612cm"/>
          <chart:axis chart:dimension="x" chart:name="primary-x" chart:style-name="ch5">
            <chart:title svg:x="8.301cm" svg:y="9.326cm" chart:style-name="ch6">
              <text:p>Time</text:p>
            </chart:title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B2:Sheet1.B22" chart:label-cell-address="Sheet1.B1:Sheet1.B1" chart:class="chart:line">
            <chart:data-point chart:repeated="21"/>
          </chart:series>
          <chart:series chart:style-name="ch10" chart:values-cell-range-address="Sheet1.C2:Sheet1.C22" chart:label-cell-address="Sheet1.C1:Sheet1.C1" chart:class="chart:line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. Moisture %</text:p>
                <draw:g>
                  <svg:desc>Sheet1.B1:Sheet1.B1</svg:desc>
                </draw:g>
              </table:table-cell>
              <table:table-cell office:value-type="string">
                <text:p>Rel. Temperature C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">
                <text:p>52</text:p>
                <draw:g>
                  <svg:desc>Sheet1.B2:Sheet1.B22</svg:desc>
                </draw:g>
              </table:table-cell>
              <table:table-cell office:value-type="float" office:value="20">
                <text:p>20</text:p>
                <draw:g>
                  <svg:desc>Sheet1.C2:Sheet1.C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">
                <text:p>5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">
                <text:p>5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">
                <text:p>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">
                <text:p>4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">
                <text:p>5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1">
                <text:p>5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">
                <text:p>4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2">
                <text:p>5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2">
                <text:p>5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">
                <text:p>5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8">
                <text:p>4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b66c" draw:fill-color="#ffb66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411cm" svg:height="9.696cm" xlink:href=".." xlink:type="simple" chart:class="chart:line" chart:style-name="ch1">
        <chart:title svg:x="5.714cm" svg:y="0.329cm" chart:style-name="ch2">
          <text:p>Soil Moisture Over Time</text:p>
        </chart:title>
        <chart:legend chart:legend-position="top" svg:x="6.421cm" svg:y="1.292cm" style:legend-expansion="wide" chart:style-name="ch3"/>
        <chart:plot-area chart:style-name="ch4" table:cell-range-address="Sheet1.D1:Sheet1.D22" chart:data-source-has-labels="row" svg:x="0.328cm" svg:y="2.084cm" svg:width="15.755cm" svg:height="6.438cm">
          <chart:coordinate-region svg:x="0.949cm" svg:y="2.283cm" svg:width="15.134cm" svg:height="6.04cm"/>
          <chart:axis chart:dimension="x" chart:name="primary-x" chart:style-name="ch5">
            <chart:title svg:x="7.791cm" svg:y="8.715cm" chart:style-name="ch6">
              <text:p>Time</text:p>
            </chart:title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D2:Sheet1.D22" chart:label-cell-address="Sheet1.D1:Sheet1.D1" chart:class="chart:line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il Moisture %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eet1.D2:Sheet1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2">
                <text:p>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